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2" table:number-columns-repeated="3"/>
          <table:table-cell table:style-name="ce3" office:value-type="string" table:number-columns-spanned="3" table:number-rows-spanned="1">
            <text:p>Source</text:p>
          </table:table-cell>
          <table:covered-table-cell table:style-name="ce2"/>
          <table:covered-table-cell table:style-name="ce2"/>
          <table:table-cell table:style-name="ce2" table:number-columns-repeated="3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t</text:p>
          </table:table-cell>
          <table:table-cell office:value-type="string">
            <text:p>Portugese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2"/>
          <table:table-cell table:style-name="ce4" office:value-type="string">
            <text:p>Syntagrus?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2"/>
          <table:table-cell office:value-type="string">
            <text:p>TamilTB</text:p>
          </table:table-cell>
          <table:table-cell/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.06.2011</text:date>, <text:time>15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7T15:20:33</dc:date>
    <dc:creator>Zdenek Zabokrtsky</dc:creator>
    <meta:editing-duration>PT00H37M31S</meta:editing-duration>
    <meta:editing-cycles>5</meta:editing-cycles>
    <meta:generator>OpenOffice.org/3.2$Linux OpenOffice.org_project/320m12$Build-9483</meta:generator>
    <meta:document-statistic meta:table-count="3" meta:cell-count="136" meta:object-count="0"/>
  </office:meta>
</office:document-meta>
</file>